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3ee93" officeooo:paragraph-rsid="0013ee93" fo:background-color="transparent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3ee93" officeooo:paragraph-rsid="0016fee2" fo:background-color="transparent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3ee93" officeooo:paragraph-rsid="0018b480" fo:background-color="transparent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3ee93" officeooo:paragraph-rsid="001a74e7" fo:background-color="transparent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145b6d" officeooo:paragraph-rsid="00145b6d" fo:background-color="transparent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45b6d" officeooo:paragraph-rsid="001a74e7" fo:background-color="transparent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6fee2" officeooo:paragraph-rsid="0016fee2" fo:background-color="transparent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a74e7" officeooo:paragraph-rsid="001a74e7" fo:background-color="transparent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style:text-underline-style="none" officeooo:rsid="00145b6d" officeooo:paragraph-rsid="00145b6d" fo:background-color="transparent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style:text-underline-style="none" officeooo:rsid="001a74e7" officeooo:paragraph-rsid="00145b6d" fo:background-color="transparent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style:text-underline-style="none" officeooo:rsid="001a74e7" officeooo:paragraph-rsid="001a74e7" fo:background-color="transparent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style:text-underline-style="none" officeooo:rsid="001bcd26" officeooo:paragraph-rsid="001bcd26" fo:background-color="transparent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13ee93" officeooo:paragraph-rsid="0013ee93" fo:background-color="transparent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13ee93" officeooo:paragraph-rsid="0013ee93" fo:background-color="transparent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color="#000000" style:font-name="Liberation Serif" fo:font-size="12pt" officeooo:rsid="001d0d4a" officeooo:paragraph-rsid="001d0d4a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2pt" officeooo:rsid="001d0d4a" officeooo:paragraph-rsid="001d0d4a" fo:background-color="transparent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16fee2" officeooo:paragraph-rsid="0016fee2" fo:background-color="transparent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style:text-underline-style="none" officeooo:rsid="0013ee93" officeooo:paragraph-rsid="0013ee93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000000" style:font-name="Liberation Serif" fo:font-size="32pt" officeooo:rsid="001d0d4a" officeooo:paragraph-rsid="001d0d4a" fo:background-color="transparent" style:font-size-asian="28pt" style:font-size-complex="32pt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erif" fo:font-size="20pt" officeooo:rsid="001d0d4a" officeooo:paragraph-rsid="001d0d4a" fo:background-color="transparent" style:font-size-asian="17.5pt" style:font-size-complex="20pt"/>
    </style:style>
    <style:style style:name="P21" style:family="paragraph" style:parent-style-name="Standard">
      <style:text-properties fo:color="#000000" style:font-name="Liberation Serif" fo:font-size="18pt" fo:font-weight="bold" officeooo:rsid="0013ee93" officeooo:paragraph-rsid="0013ee93" fo:background-color="transparent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000000" style:font-name="Liberation Serif" fo:font-size="18pt" style:text-underline-style="none" fo:font-weight="bold" officeooo:rsid="00145b6d" officeooo:paragraph-rsid="00145b6d" fo:background-color="transparent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000000" style:font-name="Liberation Serif" fo:font-size="18pt" style:text-underline-style="none" fo:font-weight="bold" officeooo:rsid="001a74e7" officeooo:paragraph-rsid="001a74e7" fo:background-color="transparent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74e7"/>
    </style:style>
    <style:style style:name="T4" style:family="text">
      <style:text-properties style:text-underline-style="none" officeooo:rsid="001a93fa"/>
    </style:style>
    <style:style style:name="T5" style:family="text">
      <style:text-properties style:text-underline-style="none" officeooo:rsid="001bcd26"/>
    </style:style>
    <style:style style:name="T6" style:family="text">
      <style:text-properties officeooo:rsid="001684bd"/>
    </style:style>
    <style:style style:name="T7" style:family="text">
      <style:text-properties officeooo:rsid="0016fee2"/>
    </style:style>
    <style:style style:name="T8" style:family="text">
      <style:text-properties officeooo:rsid="0018b480"/>
    </style:style>
    <style:style style:name="T9" style:family="text">
      <style:text-properties officeooo:rsid="001a74e7"/>
    </style:style>
    <style:style style:name="T10" style:family="text">
      <style:text-properties fo:font-size="12pt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nálisis de pruebas de</text:p>
      <text:p text:style-name="P19">Etherpad-lite</text:p>
      <text:p text:style-name="P20"/>
      <text:p text:style-name="P16">Curso 2018-2019</text:p>
      <text:p text:style-name="P1"/>
      <text:p text:style-name="P15"/>
      <text:p text:style-name="P15">Carlos Sousa González</text:p>
      <text:p text:style-name="P1"/>
      <text:p text:style-name="P1"/>
      <text:p text:style-name="P21">Pruebas Lite <text:span text:style-name="T1">Connection</text:span> Test</text:p>
      <text:p text:style-name="P21"/>
      <text:p text:style-name="P7">Estas pruebas son funcionales ya que son de unidad</text:p>
      <text:p text:style-name="P7"/>
      <text:p text:style-name="P1">1) api_url_need_to_be_absolute()</text:p>
      <text:p text:style-name="P1"><text:tab/><text:span text:style-name="T6">Caja negra(solo comprueba que los parametros están mal)</text:span>/<text:span text:style-name="T6">negativa/dinamica</text:span></text:p>
      <text:p text:style-name="P1"><text:tab/><text:span text:style-name="T7">No se prueba que sea null el otro caso.</text:span></text:p>
      <text:p text:style-name="P1"/>
      <text:p text:style-name="P1">2) domain_with_trailing_slash_when_construction_an_api_path()</text:p>
      <text:p text:style-name="P3"><text:tab/><text:span text:style-name="T7">Caja blanca(sabe que tiene que probar con la / al final)/ positiva/dinamica</text:span></text:p>
      <text:p text:style-name="P1"/>
      <text:p text:style-name="P1">3) domain_without_trailing_slash_when_construction_an_api_path()</text:p>
      <text:p text:style-name="P3"><text:tab/><text:span text:style-name="T7">Caja blanca(sabe que tiene que probar sin la / al final)/ positiva/dinamica</text:span></text:p>
      <text:p text:style-name="P2"/>
      <text:p text:style-name="P1">4) handle_internal_error_from_server()</text:p>
      <text:p text:style-name="P3"><text:tab/><text:span text:style-name="T8">Caja blanca(conoce la respuesta del servidor)/negativa/dinamica</text:span></text:p>
      <text:p text:style-name="P1"/>
      <text:p text:style-name="P1">5)handle_invalid_key_error_from_server()</text:p>
      <text:p text:style-name="P3"><text:tab/><text:span text:style-name="T8">Caja blanca(conoce la respuesta del servidor)/negativa/dinamica</text:span></text:p>
      <text:p text:style-name="P3"/>
      <text:p text:style-name="P1">6)handle_invalid_parameter_error_from_server()</text:p>
      <text:p text:style-name="P3"><text:tab/><text:span text:style-name="T8">Caja blanca(conoce la respuesta del servidor)/negativa/dinamica</text:span></text:p>
      <text:p text:style-name="P3"/>
      <text:p text:style-name="P1">7)handle_no_such_function_error_from_server()</text:p>
      <text:p text:style-name="P3"><text:tab/><text:span text:style-name="T8">Caja blanca(conoce la respuesta del servidor)/negativa/dinamica</text:span></text:p>
      <text:p text:style-name="P3"/>
      <text:p text:style-name="P1">8)handle_valid_response_from_server()</text:p>
      <text:p text:style-name="P1"><text:tab/><text:span text:style-name="T8">Caja blanca(conoce la respuesta del servidor)/positiva/dinamica</text:span></text:p>
      <text:p text:style-name="P1"/>
      <text:p text:style-name="P1">9)query_string_from_map()</text:p>
      <text:p text:style-name="P1"><text:tab/><text:span text:style-name="T8">Caja blanca(sabe como contruye el string)/positiva/dinamica</text:span></text:p>
      <text:p text:style-name="P1"><text:tab/><text:span text:style-name="T8">No prueba con una lista de mas de 2</text:span></text:p>
      <text:p text:style-name="P1"><text:tab/><text:span text:style-name="T9">No comprueba la exception</text:span></text:p>
      <text:p text:style-name="P1"/>
      <text:p text:style-name="P1">10)unexpected_response_from_the_server()</text:p>
      <text:p text:style-name="P3"><text:tab/><text:span text:style-name="T8">Caja blanca(conoce la respuesta del servidor)/negativa/dinamica</text:span></text:p>
      <text:p text:style-name="P1"/>
      <text:p text:style-name="P1">11)unparsable_response_from_the_server()</text:p>
      <text:p text:style-name="P3"><text:tab/><text:span text:style-name="T8">Caja blanca(conoce la respuesta del servidor)/negativa/dinamica</text:span></text:p>
      <text:p text:style-name="P1"/>
      <text:p text:style-name="P1">12)url_encoded_query_string_from_map()</text:p>
      <text:p text:style-name="P4"><text:tab/><text:span text:style-name="T8">Caja blanca(sabe como contruye el string)/positiva/dinamica</text:span></text:p>
      <text:p text:style-name="P1"><text:tab/><text:span text:style-name="T9">Lo mismo que la 9</text:span></text:p>
      <text:p text:style-name="P13"><text:soft-page-break/></text:p>
      <text:p text:style-name="P1">13)valid_response_with_null_data()</text:p>
      <text:p text:style-name="P3"><text:tab/><text:span text:style-name="T8">Caja blanca(conoce la respuesta del servidor)/positiva/dinamica</text:span></text:p>
      <text:p text:style-name="P18"/>
      <text:p text:style-name="P22">Pruebas Lite Client Integration Test</text:p>
      <text:p text:style-name="P22"><text:span text:style-name="T10"/></text:p>
      <text:p text:style-name="P9"><text:tab/><text:span text:style-name="T9">En todas se usa mock así que son pruebas simbólicas</text:span></text:p>
      <text:p text:style-name="P9"><text:tab/></text:p>
      <text:p text:style-name="P9">1)create_and_delete_group()</text:p>
      <text:p text:style-name="P5"><text:span text:style-name="T2"><text:tab/></text:span><text:span text:style-name="T3">Caja blanca(conoce las respuestas)/positiva</text:span></text:p>
      <text:p text:style-name="P10"/>
      <text:p text:style-name="P9">2)create_and_delete_session()</text:p>
      <text:p text:style-name="P6"><text:span text:style-name="T2"><text:tab/></text:span><text:span text:style-name="T3">Caja blanca(conoce las respuestas)/positiva</text:span></text:p>
      <text:p text:style-name="P11"/>
      <text:p text:style-name="P9">3)create_author()</text:p>
      <text:p text:style-name="P6"><text:span text:style-name="T2"><text:tab/></text:span><text:span text:style-name="T3">Caja blanca(conoce las respuestas)/positiva</text:span></text:p>
      <text:p text:style-name="P11"/>
      <text:p text:style-name="P9">4)create_author_with_author_mapper()</text:p>
      <text:p text:style-name="P6"><text:span text:style-name="T2"><text:tab/></text:span><text:span text:style-name="T3">Caja blanca(conoce las respuestas)/positiva</text:span></text:p>
      <text:p text:style-name="P11"/>
      <text:p text:style-name="P9">5)create_group_if_not_exists_for_and_list_all_groups()</text:p>
      <text:p text:style-name="P6"><text:span text:style-name="T2"><text:tab/></text:span><text:span text:style-name="T3">Caja blanca(conoce las respuestas)/positiva</text:span></text:p>
      <text:p text:style-name="P11"/>
      <text:p text:style-name="P9">6)create_group_pads_and_list_them()</text:p>
      <text:p text:style-name="P6"><text:span text:style-name="T2"><text:tab/></text:span><text:span text:style-name="T3">Caja blanca(conoce las respuestas)/positiva</text:span></text:p>
      <text:p text:style-name="P11"/>
      <text:p text:style-name="P9">7)create_pad_and_chat_about_it()</text:p>
      <text:p text:style-name="P6"><text:span text:style-name="T2"><text:tab/></text:span><text:span text:style-name="T3">Caja blanca(conoce las respuestas)/positiva</text:span></text:p>
      <text:p text:style-name="P11"/>
      <text:p text:style-name="P9">8)create_pad_move_and_copy()</text:p>
      <text:p text:style-name="P6"><text:span text:style-name="T2"><text:tab/></text:span><text:span text:style-name="T3">Caja blanca(conoce las respuestas)/positiva</text:span></text:p>
      <text:p text:style-name="P11"/>
      <text:p text:style-name="P9">9)create_pad_set_and_get_content()</text:p>
      <text:p text:style-name="P6"><text:span text:style-name="T2"><text:tab/></text:span><text:span text:style-name="T3">Caja blanca(conoce las respuestas)/positiva</text:span></text:p>
      <text:p text:style-name="P11"/>
      <text:p text:style-name="P9">10)create_pads_and_list_them()</text:p>
      <text:p text:style-name="P6"><text:span text:style-name="T2"><text:tab/></text:span><text:span text:style-name="T3">Caja blanca(conoce las respuestas)/positiva</text:span></text:p>
      <text:p text:style-name="P11"/>
      <text:p text:style-name="P9">11)validate_token()</text:p>
      <text:p text:style-name="P5"><text:span text:style-name="T2"><text:tab/></text:span><text:span text:style-name="T3">Caja negra/positiva</text:span></text:p>
      <text:p text:style-name="P10"/>
      <text:p text:style-name="P11">En este apartado no se hace ninguna prueba negativa.</text:p>
      <text:p text:style-name="P12">No se prueban todos los tipos de constructores de la clase Client.</text:p>
      <text:p text:style-name="P11"/>
      <text:p text:style-name="P23">Conclusion</text:p>
      <text:p text:style-name="P11"/>
      <text:p text:style-name="P8"><text:span text:style-name="T2">La cobertura que se propone es por </text:span><text:span text:style-name="T4">de instrucción, por lo cual, no se prueban muchos caminos de entrada en los ifs y el resto de bucles. En las pruebas de integración no se realiza ninguna negativa por lo </text:span><text:span text:style-name="T5">que</text:span><text:span text:style-name="T4"> puede ser que se realicen operaciones que quizá no deberían </text:span><text:span text:style-name="T5">y desconozcamos estos fallos, tampoco se prueban los constructores con distintos parametro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5:22:41.515692253</meta:creation-date>
    <meta:generator>LibreOffice/6.0.3.2$Linux_X86_64 LibreOffice_project/00m0$Build-2</meta:generator>
    <dc:date>2018-11-28T22:27:11.461599779</dc:date>
    <meta:editing-duration>PT1H34M45S</meta:editing-duration>
    <meta:editing-cycles>4</meta:editing-cycles>
    <meta:document-statistic meta:table-count="0" meta:image-count="0" meta:object-count="0" meta:page-count="2" meta:paragraph-count="65" meta:word-count="311" meta:character-count="3046" meta:non-whitespace-character-count="2769"/>
  </office:meta>
</office:document-meta>
</file>